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0B754648686F5D91E3E.png" manifest:media-type="image/png"/>
  <manifest:file-entry manifest:full-path="Pictures/10000201000002EC000001A537B5DB770B569F96.png" manifest:media-type="image/png"/>
  <manifest:file-entry manifest:full-path="Pictures/100002010000018200000168DB5065CFA35BAA79.png" manifest:media-type="image/png"/>
  <manifest:file-entry manifest:full-path="Pictures/10000201000002DF000002087651C57781F4B5A2.png" manifest:media-type="image/png"/>
  <manifest:file-entry manifest:full-path="Pictures/10000201000002E10000014EAF07A7BF12A3F570.png" manifest:media-type="image/png"/>
  <manifest:file-entry manifest:full-path="Pictures/10000201000002F4000001853694DCDDA4D26406.png" manifest:media-type="image/png"/>
  <manifest:file-entry manifest:full-path="Pictures/10000201000001F900000187B11855B9EB56F2F7.png" manifest:media-type="image/png"/>
  <manifest:file-entry manifest:full-path="Pictures/10000201000001F50000018963202074B555B6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n1" text:anchor-type="char" svg:width="13.256cm" svg:height="10.398cm" draw:z-index="0"><draw:image xlink:href="Pictures/10000201000001F50000018963202074B555B641.png" xlink:type="simple" xlink:show="embed" xlink:actuate="onLoad" draw:mime-type="image/png"/></draw:frame><text:s/></text:p>
      <text:p text:style-name="Standard"><draw:frame draw:style-name="fr4" draw:name="Imagen2" text:anchor-type="char" svg:width="13.361cm" svg:height="10.345cm" draw:z-index="1"><draw:image xlink:href="Pictures/10000201000001F900000187B11855B9EB56F2F7.png" xlink:type="simple" xlink:show="embed" xlink:actuate="onLoad" draw:mime-type="image/png"/></draw:frame><text:s/></text:p>
      <text:p text:style-name="Standard"><draw:frame draw:style-name="fr2" draw:name="Imagen3" text:anchor-type="char" svg:width="17cm" svg:height="8.747cm" draw:z-index="2"><draw:image xlink:href="Pictures/10000201000002F4000001853694DCDDA4D26406.png" xlink:type="simple" xlink:show="embed" xlink:actuate="onLoad" draw:mime-type="image/png"/></draw:frame><text:soft-page-break/><text:s/></text:p>
      <text:p text:style-name="Standard"><draw:frame draw:style-name="fr1" draw:name="Imagen4" text:anchor-type="char" svg:width="17cm" svg:height="7.703cm" draw:z-index="3"><draw:image xlink:href="Pictures/10000201000002E10000014EAF07A7BF12A3F570.png" xlink:type="simple" xlink:show="embed" xlink:actuate="onLoad" draw:mime-type="image/png"/></draw:frame><text:s/></text:p>
      <text:p text:style-name="Standard"><draw:frame draw:style-name="fr2" draw:name="Imagen5" text:anchor-type="char" svg:width="17cm" svg:height="12.026cm" draw:z-index="4"><draw:image xlink:href="Pictures/10000201000002DF000002087651C57781F4B5A2.png" xlink:type="simple" xlink:show="embed" xlink:actuate="onLoad" draw:mime-type="image/png"/></draw:frame><text:soft-page-break/><text:s/></text:p>
      <text:p text:style-name="Standard"><draw:frame draw:style-name="fr3" draw:name="Imagen6" text:anchor-type="char" svg:width="10.213cm" svg:height="9.525cm" draw:z-index="5"><draw:image xlink:href="Pictures/100002010000018200000168DB5065CFA35BAA79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7" text:anchor-type="char" svg:width="17cm" svg:height="9.567cm" draw:z-index="6"><draw:image xlink:href="Pictures/10000201000002EC000001A537B5DB770B569F96.png" xlink:type="simple" xlink:show="embed" xlink:actuate="onLoad" draw:mime-type="image/png"/></draw:frame><text:soft-page-break/><text:s/></text:p>
      <text:p text:style-name="Standard"><draw:frame draw:style-name="fr1" draw:name="Imagen8" text:anchor-type="char" svg:width="17cm" svg:height="4.771cm" draw:z-index="7"><draw:image xlink:href="Pictures/100002010000028C000000B754648686F5D91E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3:34:06.511680448</meta:creation-date>
    <dc:date>2021-11-04T13:47:36.051672577</dc:date>
    <meta:editing-duration>PT3M9S</meta:editing-duration>
    <meta:editing-cycles>1</meta:editing-cycles>
    <meta:document-statistic meta:table-count="0" meta:image-count="8" meta:object-count="0" meta:page-count="4" meta:paragraph-count="7" meta:word-count="0" meta:character-count="7" meta:non-whitespace-character-count="0"/>
    <meta:generator>LibreOffice/7.0.3.1$Linux_X86_64 LibreOffice_project/00$Build-1</meta:generator>
  </office:meta>
</office:document-meta>
</file>